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vertical-align="middle" draw:auto-grow-height="false" fo:min-height="1.351cm" fo:min-width="1.50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3cm" svg:height="4.8cm" svg:x="8.2cm" svg:y="10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2T13:38:53.950000000</meta:creation-date>
    <dc:date>2014-12-12T13:46:14.730000000</dc:date>
    <meta:editing-duration>PT7M24S</meta:editing-duration>
    <meta:editing-cycles>2</meta:editing-cycles>
    <meta:generator>LibreOffice/4.3.1.2$Windows_x86 LibreOffice_project/958349dc3b25111dbca392fbc281a05559ef6848</meta:generator>
    <meta:document-statistic meta:object-count="1"/>
  </office:meta>
</office:document-meta>
</file>